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3.2591in"/>
    </style:style>
    <style:style style:name="co4" style:family="table-column">
      <style:table-column-properties fo:break-before="auto" style:column-width="0.5354in"/>
    </style:style>
    <style:style style:name="co5" style:family="table-column">
      <style:table-column-properties fo:break-before="auto" style:column-width="3.227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diagonal-bl-tr="none" style:text-align-source="fix" style:repeat-content="false" fo:border="0.74pt solid #000000" fo:padding="0.0138in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 calcext:value-type="string">
            <text:p>side</text:p>
          </table:table-cell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ata ?</text:p>
          </table:table-cell>
          <table:table-cell table:style-name="ce4" office:value-type="string" calcext:value-type="string">
            <text:p>data description</text:p>
          </table:table-cell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Used to request a question from the server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ient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Used to send an answer to the server for feedbac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swer in a strin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Sent</text:p>
          </table:table-cell>
          <table:table-cell office:value-type="string" calcext:value-type="string">
            <text:p>Used to send a question to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andom question in a string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Used to send the feedback to clie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feedback in a string (true/false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4:39:14.1368387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1T14:22:11.278667401</meta:creation-date>
    <dc:date>2021-06-11T14:39:35.436877206</dc:date>
    <meta:editing-duration>PT6M52S</meta:editing-duration>
    <meta:editing-cycles>4</meta:editing-cycles>
    <meta:generator>LibreOffice/6.4.7.2$Linux_X86_64 LibreOffice_project/40$Build-2</meta:generator>
    <meta:document-statistic meta:table-count="1" meta:cell-count="23" meta:object-count="0"/>
  </office:meta>
</office:document-meta>
</file>